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fo:language="fr" fo:country="F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eating accessible links</text:h>
      <text:p text:style-name="Text_20_body">Lorem ipsum dolor sit amet, consectetur adipiscing elit. <text:span text:style-name="T1">Nunc sed velit in mi molestie feugiat eu et sapien. Vivamus eu mi velit, sit amet lacinia tortor. Aenean sollicitudin, metus vitae laoreet ullamcorper, velit leo pretium mauris, nec ultrices lacus ligula at elit. In rutrum viverra aliquam. Cras dignissim, tellus eu sagittis pellentesque, tortor risus dictum nulla, eu ornare nunc nisl eget ligula. </text:span></text:p>
      <text:p text:style-name="Text_20_body"><text:span text:style-name="T1">More: </text:span><text:a xlink:type="simple" xlink:href="http://www.boston.com/business/technology/">http://www.boston.com/business/technology/</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ry Utt</meta:initial-creator>
    <meta:creation-date>2011-01-22T06:57:50.63</meta:creation-date>
    <dc:date>2011-01-22T11:00:48.34</dc:date>
    <dc:creator>Mary Utt</dc:creator>
    <meta:editing-duration>PT04H03M11S</meta:editing-duration>
    <meta:editing-cycles>2</meta:editing-cycles>
    <meta:generator>OpenOffice.org/3.1$Win32 OpenOffice.org_project/310m11$Build-9399</meta:generator>
    <meta:document-statistic meta:table-count="0" meta:image-count="0" meta:object-count="0" meta:page-count="1" meta:paragraph-count="3" meta:word-count="67" meta:character-count="479"/>
  </office:meta>
</office:document-meta>
</file>